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1" style:family="paragraph">
      <loext:graphic-properties draw:fill-color="#ffffff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Comme Arnaud, ils sont nombreux à tomber dans l’addition aux jeux d’argent et de hasard, jusqu’à en perdre le contrôler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Une addiction parfois douloureuse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«Il engloutit la vitrine de la supérette avec sa camionnette.»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Face à sa vitrine emboutie, le patron n’a pas pris l’affaire à la coule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5T10:19:52.929004421</meta:creation-date>
    <meta:editing-duration>PT3H34M56S</meta:editing-duration>
    <meta:editing-cycles>11</meta:editing-cycles>
    <meta:generator>LibreOffice/6.0.7.3$Linux_X86_64 LibreOffice_project/00m0$Build-3</meta:generator>
    <dc:title>Vivid</dc:title>
    <dc:date>2020-07-05T16:42:31.598659381</dc:date>
    <meta:document-statistic meta:object-count="48"/>
  </office:meta>
</office:document-meta>
</file>